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PRESENTATION REQUIREMENTS*<text:line-break/>You will also be responsible for preparing a 10 minute presentation.<text:line-break/>This will be a formal presentation. <text:line-break/>One in which you explain in detail:<text:line-break/>Your overall application’s concept<text:line-break/>The motivation for its development<text:line-break/>Your design process<text:line-break/>The technologies you used (and briefly how they work)<text:line-break/>A demonstration of its functionality<text:line-break/>Directions for future development<text:line-break/>Treat the presentation seriously! <text:line-break/>Talking intelligently about tech &gt; doing tech sometimes.</text:p>
      <text:p text:style-name="Standard"/>
      <text:p text:style-name="Standard"/>
      <text:p text:style-name="Standard">1. Tim’s Logo Page: play starts with Ali in line for a takeout lunch… again. Talk about health and budget concerns. They decide to build something to help him.<text:line-break/>2. Narrator: Put up image of goodEats Logo<text:line-break/>3. Two static images of goodEats<text:line-break/>4. Design Process: images of technologies pop-up bubble style; show off with languages used <text:line-break/>5. Demo<text:line-break/>6. Directions for Future Development --&gt; icebox ideas (more than just Walmart; more granular price breakdown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myn Merchant</meta:initial-creator>
    <meta:creation-date>2018-07-14T10:44:18.61</meta:creation-date>
    <meta:document-statistic meta:table-count="0" meta:image-count="0" meta:object-count="0" meta:page-count="1" meta:paragraph-count="2" meta:word-count="144" meta:character-count="922"/>
    <dc:date>2018-07-14T10:45:12.96</dc:date>
    <dc:creator>Amyn Merchant</dc:creator>
    <meta:editing-duration>PT54S</meta:editing-duration>
    <meta:editing-cycles>1</meta:editing-cycles>
    <meta:generator>OpenOffice/4.1.5$Win32 OpenOffice.org_project/415m1$Build-9789</meta:generator>
  </office:meta>
</office:document-meta>
</file>